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officeooo:paragraph-rsid="0016780c" style:font-size-asian="14pt" style:font-size-complex="14pt"/>
    </style:style>
    <style:style style:name="P2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paragraph-rsid="0016780c" style:font-size-asian="14pt"/>
    </style:style>
    <style:style style:name="P3" style:family="paragraph" style:parent-style-name="Standard">
      <style:paragraph-properties fo:margin-left="0mm" fo:margin-right="0mm" fo:line-height="150%" fo:text-align="justify" style:justify-single-word="false" fo:text-indent="12.51mm" style:auto-text-indent="false"/>
      <style:text-properties style:font-name="Times New Roman" fo:font-size="14pt" fo:language="uk" fo:country="UA" officeooo:paragraph-rsid="0016780c" style:font-size-asian="14pt"/>
    </style:style>
    <style:style style:name="P4" style:family="paragraph" style:parent-style-name="Standard">
      <style:paragraph-properties fo:margin-left="0mm" fo:margin-right="0mm" fo:line-height="150%" fo:text-align="end" style:justify-single-word="false" fo:text-indent="12.51mm" style:auto-text-indent="false"/>
      <style:text-properties style:font-name="Times New Roman" fo:font-size="14pt" fo:language="uk" fo:country="UA" officeooo:rsid="00070754" officeooo:paragraph-rsid="0016780c" style:font-size-asian="14pt"/>
    </style:style>
    <style:style style:name="P5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fo:font-size="14pt" fo:language="uk" fo:country="UA" fo:font-weight="bold" officeooo:paragraph-rsid="0016780c" style:font-size-asian="14pt" style:font-weight-asian="bold" style:font-size-complex="16pt"/>
    </style:style>
    <style:style style:name="P6" style:family="paragraph" style:parent-style-name="Standard">
      <style:paragraph-properties fo:margin-left="0mm" fo:margin-right="0mm" fo:line-height="150%" fo:text-align="center" style:justify-single-word="false" fo:text-indent="12.51mm" style:auto-text-indent="false"/>
      <style:text-properties style:font-name="Times New Roman" officeooo:paragraph-rsid="0016780c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c2c6b" officeooo:paragraph-rsid="001c2c6b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17fde3" officeooo:paragraph-rsid="0017fde3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4pt" fo:language="uk" fo:country="UA" officeooo:rsid="00203a6a" officeooo:paragraph-rsid="00203a6a" style:font-size-asian="14pt" style:font-name-complex="Times New Roman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officeooo:rsid="0017fde3" officeooo:paragraph-rsid="0017fde3"/>
    </style:style>
    <style:style style:name="P11" style:family="paragraph" style:parent-style-name="Standard">
      <style:paragraph-properties fo:line-height="150%" fo:text-align="justify" style:justify-single-word="false"/>
      <style:text-properties officeooo:rsid="0017fde3" officeooo:paragraph-rsid="00203a6a"/>
    </style:style>
    <style:style style:name="P12" style:family="paragraph" style:parent-style-name="Standard" style:master-page-name="Standard">
      <style:paragraph-properties fo:margin-left="0mm" fo:margin-right="0mm" fo:line-height="150%" fo:text-align="end" style:justify-single-word="false" fo:text-indent="12.51mm" style:auto-text-indent="false" style:page-number="auto"/>
      <style:text-properties style:font-name="Times New Roman" fo:font-size="14pt" fo:language="uk" fo:country="UA" officeooo:paragraph-rsid="0016780c" style:font-size-asian="14pt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officeooo:rsid="00203a6a" officeooo:paragraph-rsid="00203a6a" style:font-size-asian="12.25pt" style:font-size-complex="14pt"/>
    </style:style>
    <style:style style:name="T1" style:family="text">
      <style:text-properties officeooo:rsid="00070754"/>
    </style:style>
    <style:style style:name="T2" style:family="text">
      <style:text-properties fo:font-size="14pt" fo:language="uk" fo:country="UA" style:font-size-asian="14pt"/>
    </style:style>
    <style:style style:name="T3" style:family="text">
      <style:text-properties fo:font-size="14pt" fo:language="uk" fo:country="UA" officeooo:rsid="00070754" style:font-size-asian="14pt"/>
    </style:style>
    <style:style style:name="T4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officeooo:rsid="001c2c6b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03a6a" style:font-size-asian="14pt" style:font-name-complex="Times New Roman" style:font-size-complex="14pt"/>
    </style:style>
    <style:style style:name="T7" style:family="text">
      <style:text-properties officeooo:rsid="001e8b6f"/>
    </style:style>
    <style:style style:name="T8" style:family="text">
      <style:text-properties officeooo:rsid="00203a6a"/>
    </style:style>
    <style:style style:name="T9" style:family="text">
      <style:text-properties fo:language="uk" fo:country="UA" style:font-size-asian="14pt" style:font-name-complex="Times New Roma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В спеціалізовану вчену раду</text:p>
      <text:p text:style-name="P2">Д <text:span text:style-name="T1">26.002.04</text:span> в <text:span text:style-name="T1">НТУУ “КПІ”</text:span></text:p>
      <text:p text:style-name="P2"><text:span text:style-name="T1">03056</text:span>, м. <text:span text:style-name="T1">Київ</text:span>, </text:p>
      <text:p text:style-name="P4">просп. Перемоги, 37</text:p>
      <text:p text:style-name="P3"/>
      <text:p text:style-name="P5">Відгук</text:p>
      <text:p text:style-name="P5"/>
      <text:p text:style-name="P6"><text:span text:style-name="T2">на автореферат дисертації </text:span><text:span text:style-name="T3">Гуменного Дмитра Олександровича<text:line-break/></text:span><text:span text:style-name="T2">«</text:span><text:span text:style-name="T3">Автоматизація процесу керування усталеним рухом антропоморфного крокуючого апарата</text:span><text:span text:style-name="T2">», поданої на здобуття наукового ступеня кандидата </text:span><text:span text:style-name="T3">технічних наук</text:span><text:span text:style-name="T2"> за спеціальністю</text:span></text:p>
      <text:p text:style-name="P1"><text:span text:style-name="T1">05</text:span>.<text:span text:style-name="T1">13</text:span>.0<text:span text:style-name="T1">7</text:span> – <text:span text:style-name="T1">автоматизація процесів керування</text:span></text:p>
      <text:p text:style-name="P1"/>
      <text:p text:style-name="P7"><text:tab/><text:span text:style-name="T7">Дисертаційну роботу Д. О. Гуменного присвячено вирішенню актуальної і складної задачі, яка пов'язана з управлінням усталеним рухом антропоморфного крокуючого апарата (АКА) в умовах довільної опорної поверхні (ОП).</text:span></text:p>
      <text:p text:style-name="P7"><text:tab/><text:span text:style-name="T7">Для вирішення цієї задачі здобувачем здійснено структурне розмежування системи управління (СУ) АКА на ієрархічні рівні та визначено місце СУ усталеним рухом у даній ієрархії.</text:span></text:p>
      <text:p text:style-name="P7"><text:tab/><text:span text:style-name="T7">У ході аналізу, існуючих публікацій здобувачем визначені шляхи забезпечення стійкості АКА на ОП. За результатами аналізу і у ході математичного аналізу двоногої ходи, Гуменним Д. О. запропоновано новий метод управління усталеним рухом АКА на довільній ОП, який ґрунтується на моніторингу розподілу сили реакції ОП на стопи АКА.</text:span></text:p>
      <text:p text:style-name="P7"><text:tab/><text:span text:style-name="T7">Також у авторефераті відмічаються розроблені автором моделі АКА, критерії дотримання усталеного руху і відповідна стратегія, яка дає можливість відновити усталений рух АКА з малим математичним запізненням.</text:span></text:p>
      <text:p text:style-name="P7"><text:tab/><text:span text:style-name="T7">Оригігінальним є новий метод пошуку оптимального положення апарат, що <text:s/>забезпечує математичний запас його стійкості на ОП. Такий метод базується на відповідності положення точки проекції центру мас (ТПЦМ) АКА шляхом </text:span><text:soft-page-break/><text:span text:style-name="T7">розв'язання задачі нелінійного програмування.</text:span></text:p>
      <text:p text:style-name="P7"><text:tab/><text:span text:style-name="T8">До вмісту автореферату є певні зауваження:</text:span></text:p>
      <text:list xml:id="list98485353147812827" text:style-name="L1">
        <text:list-item>
          <text:p text:style-name="P13">У авторефераті вказано, що управління усталеним рухом відбувається за результатами моніторингу розподілу сил реакції, проте по стуті йдеться про розподіл сил натиску АКА на ОП;</text:p>
        </text:list-item>
        <text:list-item>
          <text:p text:style-name="P13">У авторефераті відсутня аргументація застосування методів лінійного та нелінійного програмування для пошуку поточного і оптимального положень ТПЦМ АКА;</text:p>
        </text:list-item>
      </text:list>
      <text:p text:style-name="P8"><text:tab/><text:span text:style-name="T8">Проте, вказані зауважння до автореферату дисертації Д. О. Гуменного місять рекомендаційний характер та не мають принципового значення. Задачі, що вказані у авторефераті вирішені у повній мірі, висновки мають вичерпний характер. Таким чином, </text:span><text:span text:style-name="T9">із вмісту автореферату дисертації, очевидно, що дисертація Гуменного Д.О. на здобуття наукового ступеня кандидата технічних наук відповідає встановленим вимогам, а її автор заслуговує на присудження наукового ступеня кандидата технічних наук за спеціальністю<text:line-break/>05.13.07 — автоматизація процесів керування.</text:span></text:p>
      <text:p text:style-name="P10"/>
      <text:p text:style-name="P10"/>
      <text:p text:style-name="P10"/>
      <text:p text:style-name="P10"/>
      <text:p text:style-name="P9">Професор кафедри інформаційних</text:p>
      <text:p text:style-name="P9">технологій факультету кібернетики</text:p>
      <text:p text:style-name="P11"><text:span text:style-name="T6">КНУ “ім Т. Г. Шевченка”, д.т.н.,</text:span><text:span text:style-name="T5"><text:tab/></text:span><text:span text:style-name="T4"><text:tab/><text:tab/><text:tab/><text:tab/><text:tab/><text:tab/><text:tab/></text:span><text:span text:style-name="T6">С</text:span><text:span text:style-name="T5">. </text:span><text:span text:style-name="T6">Л</text:span><text:span text:style-name="T5">. К</text:span><text:span text:style-name="T6">ривий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, 'Times New Roman'" style:font-family-generic="roman"/>
    <style:font-face style:name="Times New Roman1" svg:font-family="'Times New Roman'" style:font-family-generic="roman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9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1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ytro Humennyi</meta:initial-creator>
    <meta:creation-date>2016-06-18T19:45:09.046565729</meta:creation-date>
    <dc:date>2016-06-21T16:45:56.203114301</dc:date>
    <dc:creator>Dmytro Humennyi</dc:creator>
    <meta:editing-duration>PT34M8S</meta:editing-duration>
    <meta:editing-cycles>9</meta:editing-cycles>
    <meta:generator>LibreOffice/4.2.8.2$Linux_X86_64 LibreOffice_project/420m0$Build-2</meta:generator>
    <meta:printed-by>Dmytro Humennyi</meta:printed-by>
    <meta:print-date>2016-06-21T10:02:58.685106222</meta:print-date>
    <meta:document-statistic meta:table-count="0" meta:image-count="0" meta:object-count="0" meta:page-count="2" meta:paragraph-count="19" meta:word-count="335" meta:character-count="2577" meta:non-whitespace-character-count="2245"/>
  </office:meta>
</office:document-meta>
</file>